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hanges</text:p>
          </table:table-cell>
          <table:table-cell table:number-columns-repeated="7"/>
        </table:table-row>
        <table:table-row table:style-name="ro1">
          <table:table-cell table:style-name="ce1" office:value-type="string">
            <text:p>Link/Joint</text:p>
          </table:table-cell>
          <table:table-cell table:style-name="ce1" office:value-type="string">
            <text:p>Field</text:p>
          </table:table-cell>
          <table:table-cell table:style-name="ce1" office:value-type="string">
            <text:p>Original Value</text:p>
          </table:table-cell>
          <table:table-cell table:style-name="ce1" office:value-type="string">
            <text:p>New Value</text:p>
          </table:table-cell>
          <table:table-cell/>
          <table:table-cell table:style-name="ce1" office:value-type="string">
            <text:p>Joint</text:p>
          </table:table-cell>
          <table:table-cell table:style-name="ce1" office:value-type="string">
            <text:p>Original Type</text:p>
          </table:table-cell>
          <table:table-cell table:style-name="ce1" office:value-type="string">
            <text:p>New Type</text:p>
          </table:table-cell>
        </table:table-row>
        <table:table-row table:style-name="ro1">
          <table:table-cell office:value-type="string">
            <text:p>base_link_robot</text:p>
          </table:table-cell>
          <table:table-cell office:value-type="string">
            <text:p>mass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torso_to_upper_base</text:p>
          </table:table-cell>
          <table:table-cell office:value-type="string">
            <text:p>Revolute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base_link_robot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upper_base_to_superior_link</text:p>
          </table:table-cell>
          <table:table-cell office:value-type="string">
            <text:p>Revolute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base_link_robot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superior_link_to_openni_depth_frame</text:p>
          </table:table-cell>
          <table:table-cell office:value-type="string">
            <text:p>Revolute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base_link_robot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superior_to_neck_link</text:p>
          </table:table-cell>
          <table:table-cell office:value-type="string">
            <text:p>Revolute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base_link_robot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/>
          <table:table-cell office:value-type="string">
            <text:p>revolute_head</text:p>
          </table:table-cell>
          <table:table-cell office:value-type="string">
            <text:p>Revolute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base_torso</text:p>
          </table:table-cell>
          <table:table-cell office:value-type="string">
            <text:p>mas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right/left_eye_to_head</text:p>
          </table:table-cell>
          <table:table-cell office:value-type="string">
            <text:p>Revolute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base_torso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base_torso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base_torso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base_torso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upper_base_torso</text:p>
          </table:table-cell>
          <table:table-cell office:value-type="string">
            <text:p>mas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upper_base_torso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upper_base_torso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superior_link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superior_link</text:p>
          </table:table-cell>
          <table:table-cell office:value-type="string">
            <text:p>mas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uperior_link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superior_link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superior_link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skeleton/openni_depth_frame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skeleton/openni_depth_frame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001">
            <text:p>0.0001</text:p>
          </table:table-cell>
          <table:table-cell table:number-columns-repeated="4"/>
        </table:table-row>
        <table:table-row table:style-name="ro1">
          <table:table-cell office:value-type="string">
            <text:p>skeleton/openni_depth_frame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0001">
            <text:p>0.0001</text:p>
          </table:table-cell>
          <table:table-cell table:number-columns-repeated="4"/>
        </table:table-row>
        <table:table-row table:style-name="ro1">
          <table:table-cell office:value-type="string">
            <text:p>skeleton/openni_depth_frame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0001">
            <text:p>0.0001</text:p>
          </table:table-cell>
          <table:table-cell table:number-columns-repeated="4"/>
        </table:table-row>
        <table:table-row table:style-name="ro1">
          <table:table-cell office:value-type="string">
            <text:p>neck_link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neck_link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001">
            <text:p>0.0001</text:p>
          </table:table-cell>
          <table:table-cell table:number-columns-repeated="4"/>
        </table:table-row>
        <table:table-row table:style-name="ro1">
          <table:table-cell office:value-type="string">
            <text:p>neck_link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0001">
            <text:p>0.0001</text:p>
          </table:table-cell>
          <table:table-cell table:number-columns-repeated="4"/>
        </table:table-row>
        <table:table-row table:style-name="ro1">
          <table:table-cell office:value-type="string">
            <text:p>neck_link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0001">
            <text:p>0.0001</text:p>
          </table:table-cell>
          <table:table-cell table:number-columns-repeated="4"/>
        </table:table-row>
        <table:table-row table:style-name="ro1">
          <table:table-cell office:value-type="string">
            <text:p>neck_to_z_revolute</text:p>
          </table:table-cell>
          <table:table-cell office:value-type="string">
            <text:p>dynamics: damping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eck_to_z_revolute</text:p>
          </table:table-cell>
          <table:table-cell office:value-type="string">
            <text:p>limit effort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neck_to_z_revolute</text:p>
          </table:table-cell>
          <table:table-cell office:value-type="string">
            <text:p>veloci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eck_z_revolute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neck_z_revolute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table:style-name="ce2" office:value-type="float" office:value="0.00001">
            <text:p>1.00E-005</text:p>
          </table:table-cell>
          <table:table-cell table:number-columns-repeated="4"/>
        </table:table-row>
        <table:table-row table:style-name="ro1">
          <table:table-cell office:value-type="string">
            <text:p>neck_z_revolute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table:style-name="ce2" office:value-type="float" office:value="0.00001">
            <text:p>1.00E-005</text:p>
          </table:table-cell>
          <table:table-cell table:number-columns-repeated="4"/>
        </table:table-row>
        <table:table-row table:style-name="ro1">
          <table:table-cell office:value-type="string">
            <text:p>neck_z_revolute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table:style-name="ce2" office:value-type="float" office:value="0.00001">
            <text:p>1.00E-005</text:p>
          </table:table-cell>
          <table:table-cell table:number-columns-repeated="4"/>
        </table:table-row>
        <table:table-row table:style-name="ro1">
          <table:table-cell office:value-type="string">
            <text:p>neck_x_revolute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neck_x_revolute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table:style-name="ce2" office:value-type="float" office:value="0.00001">
            <text:p>1.00E-005</text:p>
          </table:table-cell>
          <table:table-cell table:number-columns-repeated="4"/>
        </table:table-row>
        <table:table-row table:style-name="ro1">
          <table:table-cell office:value-type="string">
            <text:p>neck_x_revolute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table:style-name="ce2" office:value-type="float" office:value="0.00001">
            <text:p>1.00E-005</text:p>
          </table:table-cell>
          <table:table-cell table:number-columns-repeated="4"/>
        </table:table-row>
        <table:table-row table:style-name="ro1">
          <table:table-cell office:value-type="string">
            <text:p>neck_x_revolute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table:style-name="ce2" office:value-type="float" office:value="0.00001">
            <text:p>1.00E-005</text:p>
          </table:table-cell>
          <table:table-cell table:number-columns-repeated="4"/>
        </table:table-row>
        <table:table-row table:style-name="ro1">
          <table:table-cell office:value-type="string">
            <text:p>z_revolute_to_x_revolute</text:p>
          </table:table-cell>
          <table:table-cell office:value-type="string">
            <text:p>dynamics: damping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z_revolute_to_x_revolute</text:p>
          </table:table-cell>
          <table:table-cell office:value-type="string">
            <text:p>limit effort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z_revolute_to_x_revolute</text:p>
          </table:table-cell>
          <table:table-cell office:value-type="string">
            <text:p>veloci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head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head</text:p>
          </table:table-cell>
          <table:table-cell office:value-type="string">
            <text:p>mas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head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table:number-columns-repeated="4"/>
        </table:table-row>
        <table:table-row table:style-name="ro1">
          <table:table-cell office:value-type="string">
            <text:p>head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table:number-columns-repeated="4"/>
        </table:table-row>
        <table:table-row table:style-name="ro1">
          <table:table-cell office:value-type="string">
            <text:p>head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table:number-columns-repeated="4"/>
        </table:table-row>
        <table:table-row table:style-name="ro1">
          <table:table-cell office:value-type="string">
            <text:p>right/left_eye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right/left_eye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table:style-name="ce2" office:value-type="float" office:value="0.000001">
            <text:p>1.00E-006</text:p>
          </table:table-cell>
          <table:table-cell table:number-columns-repeated="4"/>
        </table:table-row>
        <table:table-row table:style-name="ro1">
          <table:table-cell office:value-type="string">
            <text:p>right/left_eye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right/left_eye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table:style-name="ce2" office:value-type="float" office:value="0.000001">
            <text:p>1.00E-006</text:p>
          </table:table-cell>
          <table:table-cell table:number-columns-repeated="4"/>
        </table:table-row>
        <table:table-row table:style-name="ro1">
          <table:table-cell office:value-type="string">
            <text:p>right_shoulder_link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office:value-type="string">
            <text:p>right_shoulder_link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office:value-type="string">
            <text:p>right_shoulder_link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0005">
            <text:p>0.0005</text:p>
          </table:table-cell>
          <table:table-cell table:number-columns-repeated="4"/>
        </table:table-row>
        <table:table-row table:style-name="ro1">
          <table:table-cell office:value-type="string">
            <text:p>superior_link_to_right_shoulder_link</text:p>
          </table:table-cell>
          <table:table-cell office:value-type="string">
            <text:p>limit effort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uperior_link_to_right_shoulder_link</text:p>
          </table:table-cell>
          <table:table-cell office:value-type="string">
            <text:p>veloci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right_shoulder</text:p>
          </table:table-cell>
          <table:table-cell office:value-type="string">
            <text:p>mas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ight_shoulder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office:value-type="string">
            <text:p>right_shoulder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office:value-type="string">
            <text:p>right_shoulder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0008">
            <text:p>0.0008</text:p>
          </table:table-cell>
          <table:table-cell table:number-columns-repeated="4"/>
        </table:table-row>
        <table:table-row table:style-name="ro1">
          <table:table-cell office:value-type="string">
            <text:p>right_shoulder_x_revolute</text:p>
          </table:table-cell>
          <table:table-cell office:value-type="string">
            <text:p>limit effort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ight_shoulder_x_revolute</text:p>
          </table:table-cell>
          <table:table-cell office:value-type="string">
            <text:p>veloci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upper_right_arm_z_revolute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00001">
            <text:p>0.000001</text:p>
          </table:table-cell>
          <table:table-cell table:number-columns-repeated="4"/>
        </table:table-row>
        <table:table-row table:style-name="ro1">
          <table:table-cell office:value-type="string">
            <text:p>upper_right_arm_z_revolute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000001">
            <text:p>0.000001</text:p>
          </table:table-cell>
          <table:table-cell table:number-columns-repeated="4"/>
        </table:table-row>
        <table:table-row table:style-name="ro1">
          <table:table-cell office:value-type="string">
            <text:p>upper_right_arm_z_revolute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000001">
            <text:p>0.000001</text:p>
          </table:table-cell>
          <table:table-cell table:number-columns-repeated="4"/>
        </table:table-row>
        <table:table-row table:style-name="ro1">
          <table:table-cell office:value-type="string">
            <text:p>upper_right_arm_z_revolute</text:p>
          </table:table-cell>
          <table:table-cell office:value-type="string">
            <text:p>limit effort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upper_right_arm_z_revolute</text:p>
          </table:table-cell>
          <table:table-cell office:value-type="string">
            <text:p>veloci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upper_right_arm_y_revolute</text:p>
          </table:table-cell>
          <table:table-cell office:value-type="string">
            <text:p>dynamics: damping, friction</text:p>
          </table:table-cell>
          <table:table-cell office:value-type="string" table:number-columns-spanned="2" table:number-rows-spanned="1">
            <text:p>Deleted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upper_right_arm_y_revolute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00001">
            <text:p>0.000001</text:p>
          </table:table-cell>
          <table:table-cell table:number-columns-repeated="4"/>
        </table:table-row>
        <table:table-row table:style-name="ro1">
          <table:table-cell office:value-type="string">
            <text:p>upper_right_arm_y_revolute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000001">
            <text:p>0.000001</text:p>
          </table:table-cell>
          <table:table-cell table:number-columns-repeated="4"/>
        </table:table-row>
        <table:table-row table:style-name="ro1">
          <table:table-cell office:value-type="string">
            <text:p>upper_right_arm_y_revolute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000001">
            <text:p>0.000001</text:p>
          </table:table-cell>
          <table:table-cell table:number-columns-repeated="4"/>
        </table:table-row>
        <table:table-row table:style-name="ro1">
          <table:table-cell office:value-type="string">
            <text:p>upper_right_arm</text:p>
          </table:table-cell>
          <table:table-cell office:value-type="string">
            <text:p>inertia ixx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table:number-columns-repeated="4"/>
        </table:table-row>
        <table:table-row table:style-name="ro1">
          <table:table-cell office:value-type="string">
            <text:p>upper_right_arm</text:p>
          </table:table-cell>
          <table:table-cell office:value-type="string">
            <text:p>inertia iyy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table:number-columns-repeated="4"/>
        </table:table-row>
        <table:table-row table:style-name="ro1">
          <table:table-cell office:value-type="string">
            <text:p>upper_right_arm</text:p>
          </table:table-cell>
          <table:table-cell office:value-type="string">
            <text:p>inertia izz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office:value-type="string">
            <text:p>upper_to_lower_right_joint</text:p>
          </table:table-cell>
          <table:table-cell office:value-type="string">
            <text:p>limit effort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upper_to_lower_right_joint</text:p>
          </table:table-cell>
          <table:table-cell office:value-type="string">
            <text:p>veloci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upper_to_lower_right_joint</text:p>
          </table:table-cell>
          <table:table-cell office:value-type="string">
            <text:p>dynamics: damping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y-user </meta:initial-creator>
    <meta:creation-date>2013-10-30T13:31:44</meta:creation-date>
    <dc:date>2013-10-30T17:02:04</dc:date>
    <dc:creator>tangy-user </dc:creator>
    <meta:editing-duration>PT3H19M55S</meta:editing-duration>
    <meta:editing-cycles>31</meta:editing-cycles>
    <meta:generator>LibreOffice/3.6$Linux_X86_64 LibreOffice_project/360m1$Build-2</meta:generator>
    <meta:document-statistic meta:table-count="1" meta:cell-count="315" meta:object-count="0"/>
  </office:meta>
</office:document-meta>
</file>